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Courier New" svg:font-family="'Courier New'" style:font-adornments="Negreta" style:font-family-generic="modern" style:font-pitch="fixed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line <text:span text:style-name="T2">One</text:span></text:h>
      <text:p text:style-name="Standard"/>
      <text:p text:style-name="Text_20_body">This is paragraph one, </text:p>
      <text:h text:style-name="Heading_20_2" text:outline-level="2">Headline Two</text:h>
      <text:p text:style-name="Standard"/>
      <text:p text:style-name="Text_20_body">This is a paragraph two,</text:p>
      <text:h text:style-name="Heading_20_3" text:outline-level="3">Headline Three</text:h>
      <text:p text:style-name="Text_20_body">This is a bold three,<text:span text:style-name="T1">paragraph</text:span> three, </text:p>
      <text:h text:style-name="Heading_20_4" text:outline-level="4">Headline Four</text:h>
      <text:p text:style-name="greentext">This is a paragraph four,</text:p>
      <text:h text:style-name="Heading_20_5" text:outline-level="5">Headline Five</text:h>
      <text:p text:style-name="Text_20_body">This is a paragraph five,</text:p>
      <text:h text:style-name="Heading_20_6" text:outline-level="6">Headline Six</text:h>
      <text:p text:style-name="Text_20_body">This is a paragraph six,</text:p>
      <text:p text:style-name="Text_20_body"/>
      <text:h text:style-name="Heading_20_1" text:outline-level="1">Wombat 20</text:h>
      <text:p text:style-name="P1"/>
      <text:h text:style-name="Heading_20_2" text:outline-level="2">Wombat 30</text:h>
      <text:p text:style-name="Text_20_body"/>
      <text:h text:style-name="Heading_20_7" text:outline-level="7">H7</text:h>
      <text:p text:style-name="Text_20_body"/>
      <text:h text:style-name="Heading_20_8" text:outline-level="8">h8</text:h>
      <text:p text:style-name="Text_20_body"/>
      <text:h text:style-name="Heading_20_9" text:outline-level="9">h9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Courier New" svg:font-family="'Courier New'" style:font-adornments="Negreta" style:font-family-generic="modern" style:font-pitch="fixed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 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8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style:text-underline-style="dotted" style:text-underline-width="bold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ff00cc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greentext" style:family="paragraph" style:parent-style-name="Text_20_body" style:class="text">
      <style:text-properties fo:color="#99ff66" style:font-name="Georgi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Gibson</meta:initial-creator>
    <meta:creation-date>2015-05-07T11:41:23</meta:creation-date>
    <dc:date>2016-03-26T12:14:21</dc:date>
    <dc:creator>Ian C</dc:creator>
    <meta:editing-duration>PT2H35M8S</meta:editing-duration>
    <meta:editing-cycles>14</meta:editing-cycles>
    <meta:generator>OpenOffice/4.0.0$Unix OpenOffice.org_project/400m3$Build-9702</meta:generator>
    <meta:document-statistic meta:table-count="0" meta:image-count="0" meta:object-count="0" meta:page-count="1" meta:paragraph-count="17" meta:word-count="49" meta:character-count="259"/>
  </office:meta>
</office:document-meta>
</file>